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ntents" style:family="table">
      <style:table-properties style:width="6.9181in" table:align="right"/>
    </style:style>
    <style:style style:name="Contents.A" style:family="table-column">
      <style:table-column-properties style:column-width="5.9722in"/>
    </style:style>
    <style:style style:name="Contents.B" style:family="table-column">
      <style:table-column-properties style:column-width="0.9458in"/>
    </style:style>
    <style:style style:name="Contents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Contents.B1" style:family="table-cell">
      <style:table-cell-properties fo:background-color="#000000" fo:padding="0.0382in" fo:border="0.0007in solid #000000">
        <style:background-image/>
      </style:table-cell-properties>
    </style:style>
    <style:style style:name="Contents.A2" style:family="table-cell">
      <style:table-cell-properties fo:padding="0.0382in" fo:border-left="0.0007in solid #000000" fo:border-right="none" fo:border-top="none" fo:border-bottom="0.0007in solid #000000"/>
    </style:style>
    <style:style style:name="Contents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ontents.B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0pt" style:font-size-asian="20pt" style:font-size-complex="20pt"/>
    </style:style>
    <style:style style:name="P4" style:family="paragraph" style:parent-style-name="Table_20_Contents">
      <style:paragraph-properties fo:margin-left="0.4925in" fo:margin-right="0in" fo:text-indent="0in" style:auto-text-indent="false"/>
    </style:style>
    <style:style style:name="P5" style:family="paragraph" style:parent-style-name="Table_20_Contents">
      <style:paragraph-properties fo:margin-left="0.9846in" fo:margin-right="0in" fo:text-indent="0in" style:auto-text-indent="false"/>
    </style:style>
    <style:style style:name="P6" style:family="paragraph" style:parent-style-name="Table_20_Contents">
      <style:paragraph-properties fo:margin-left="1.4772in" fo:margin-right="0in" fo:text-indent="0in" style:auto-text-indent="false"/>
    </style:style>
    <style:style style:name="P7" style:family="paragraph" style:parent-style-name="Table_20_Contents">
      <style:paragraph-properties fo:margin-left="0.9992in" fo:margin-right="-0.0008in" fo:text-indent="0in" style:auto-text-indent="false"/>
    </style:style>
    <style:style style:name="P8" style:family="paragraph" style:parent-style-name="Table_20_Contents">
      <style:paragraph-properties fo:margin-left="0.5043in" fo:margin-right="-0.0008in" fo:text-indent="0in" style:auto-text-indent="false"/>
    </style:style>
    <style:style style:name="P9" style:family="paragraph" style:parent-style-name="Table_20_Contents">
      <style:paragraph-properties fo:margin-left="1.0181in" fo:margin-right="-0.0008in" fo:text-indent="0in" style:auto-text-inden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</text:p>
      <table:table table:name="Contents" table:style-name="Contents">
        <table:table-column table:style-name="Contents.A"/>
        <table:table-column table:style-name="Contents.B"/>
        <table:table-row>
          <table:table-cell table:style-name="Contents.A1" office:value-type="string">
            <text:p text:style-name="P2">Topic</text:p>
          </table:table-cell>
          <table:table-cell table:style-name="Contents.B1" office:value-type="string">
            <text:p text:style-name="P2">Page No.</text:p>
          </table:table-cell>
        </table:table-row>
        <table:table-row>
          <table:table-cell table:style-name="Contents.A2" office:value-type="string">
            <text:p text:style-name="P3">Chapter 1: Introduction</text:p>
          </table:table-cell>
          <table:table-cell table:style-name="Contents.B2" office:value-type="float" office:value="1">
            <text:p text:style-name="Table_20_Contents">1</text:p>
          </table:table-cell>
        </table:table-row>
        <table:table-row>
          <table:table-cell table:style-name="Contents.A2" office:value-type="string">
            <text:p text:style-name="P4">1.1 <text:s text:c="2"/>Overview</text:p>
          </table:table-cell>
          <table:table-cell table:style-name="Contents.B2" office:value-type="float" office:value="1">
            <text:p text:style-name="Table_20_Contents">1</text:p>
          </table:table-cell>
        </table:table-row>
        <table:table-row>
          <table:table-cell table:style-name="Contents.A2" office:value-type="string">
            <text:p text:style-name="P4">1.2 <text:s text:c="2"/>Bluetooth</text:p>
          </table:table-cell>
          <table:table-cell table:style-name="Contents.B2" office:value-type="float" office:value="2">
            <text:p text:style-name="Table_20_Contents">2</text:p>
          </table:table-cell>
        </table:table-row>
        <table:table-row>
          <table:table-cell table:style-name="Contents.A2" office:value-type="string">
            <text:p text:style-name="P5">1.2.1 <text:s text:c="2"/>The dbm Formula</text:p>
          </table:table-cell>
          <table:table-cell table:style-name="Contents.B2" office:value-type="float" office:value="4">
            <text:p text:style-name="Table_20_Contents">4</text:p>
          </table:table-cell>
        </table:table-row>
        <table:table-row>
          <table:table-cell table:style-name="Contents.A2" office:value-type="string">
            <text:p text:style-name="P5">1.2.2 <text:s text:c="2"/>The Bluetooth MAC Address</text:p>
          </table:table-cell>
          <table:table-cell table:style-name="Contents.B2" office:value-type="float" office:value="4">
            <text:p text:style-name="Table_20_Contents">4</text:p>
          </table:table-cell>
        </table:table-row>
        <table:table-row>
          <table:table-cell table:style-name="Contents.A2" office:value-type="string">
            <text:p text:style-name="P5">1.2.3 <text:s text:c="2"/>Whar Happens During Bluetooth Communication</text:p>
          </table:table-cell>
          <table:table-cell table:style-name="Contents.B2" office:value-type="float" office:value="4">
            <text:p text:style-name="Table_20_Contents">4</text:p>
          </table:table-cell>
        </table:table-row>
        <table:table-row>
          <table:table-cell table:style-name="Contents.A2" office:value-type="string">
            <text:p text:style-name="P4">1.3 <text:s text:c="2"/>The Bluetooth Stack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1.3.1 <text:s text:c="2"/>The General Purpose Implementation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1.3.1.1 Window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1.3.1.2 Linux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1.4 <text:s/>Bluez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7">1.4.1 <text:s text:c="2"/>The Controller Stack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7">1.4.2 <text:s text:c="2"/>The Host Stack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5 <text:s/>Embedded Implementa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1 <text:s text:c="2"/>Blue Magic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2 <text:s text:c="2"/>BlueCore Host Softwar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3 <text:s text:c="2"/>IwBT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4 <text:s text:c="2"/>Windows C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5 <text:s text:c="2"/>BlueLet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6 <text:s text:c="2"/>ClarinoxBlu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5.7 <text:s text:c="2"/>Symbian Operating Syste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6 <text:s/>Time Division Multiplexing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6.1 <text:s text:c="2"/>TDM vs Packet Data Communica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6.2 <text:s text:c="2"/>Transmission using TD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6.3 <text:s text:c="2"/>Synchronous TD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6.4 <text:s text:c="2"/>Synchronous Digital Hierarchy (SDH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6.5 <text:s text:c="2"/>Statistical TD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7 <text:s/>Bluetooth Devic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8 <text:s/>Communication and Connec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8.1 <text:s text:c="2"/>Setting up connection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8.2 <text:s text:c="2"/>Pairing</text:p>
          </table:table-cell>
          <table:table-cell table:style-name="Contents.B8" office:value-type="string">
            <text:p text:style-name="Table_20_Contents"/>
          </table:table-cell>
        </table:table-row>
        <text:soft-page-break/>
        <table:table-row>
          <table:table-cell table:style-name="Contents.A2" office:value-type="string">
            <text:p text:style-name="P9">1.8.3 <text:s text:c="2"/>Air Interfac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8.4 <text:s text:c="2"/>Securit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8.5 <text:s text:c="2"/>Bluetooth vs Wi-Fi in Networking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9 <text:s text:c="2"/>The Linux Operating Syste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9.1 <text:s text:c="2"/>Programming in Linux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0 <text:s/>The C Programming Languag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1 <text:s text:c="2"/>MySQL Databas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2 <text:s/>GIMP Tool Kit (GTK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10.1 <text:s text:c="2"/>Programming in GTK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3 <text:s/>Socke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13.1 <text:s text:c="2"/>Types of Socke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13.1 <text:s text:c="2"/>Implementa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4 <text:s/>GNOKII and Short Message Servic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8">1.15 <text:s/>POSIX Thread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9">1.15.1 <text:s text:c="2"/>Implementa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Table_20_Contents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3">Chapter 2: SR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2.1 <text:s text:c="2"/>Introduc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1.1 <text:s text:c="2"/>Purpos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1.2 <text:s text:c="2"/>Intended Audience and Reading Suggestion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1.3 <text:s text:c="2"/>Project Scop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1.4 <text:s text:c="2"/>Referenc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2.2 <text:s text:c="2"/>Overall Descript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2.1 <text:s text:c="2"/>Product Perspectiv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2.2 <text:s text:c="2"/>Product Featur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2.3 <text:s text:c="2"/>Operating Environment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2.4 <text:s text:c="2"/>Deliverabl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2.5 <text:s text:c="2"/>Assumptions and Dependenci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2.3 <text:s text:c="2"/>System Featur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3.1 <text:s text:c="2"/>Omni Presence Command Central (O.P.C.C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3.2 <text:s text:c="2"/>Device Inquiry Module (Phase1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3.3 <text:s text:c="2"/>Administration and Maintainance Module (Phase2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3.4 <text:s text:c="2"/>Security Module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2.4 <text:s text:c="2"/>External Interface Requirements</text:p>
          </table:table-cell>
          <table:table-cell table:style-name="Contents.B8" office:value-type="string">
            <text:p text:style-name="Table_20_Contents"/>
          </table:table-cell>
        </table:table-row>
        <text:soft-page-break/>
        <table:table-row>
          <table:table-cell table:style-name="Contents.A2" office:value-type="string">
            <text:p text:style-name="P5">2.4.1 <text:s text:c="2"/>User Interfac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4.2 <text:s text:c="2"/>Hardware Interface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2.1 <text:s text:c="2"/>Bluetooth Adapter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2.2 <text:s text:c="2"/>Bluetooth Enables Devices to form Piconet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2.3 <text:s text:c="2"/>Nokia Mobile Phone for sending SM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3.1 <text:s text:c="2"/>Operating Syste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3.2 <text:s text:c="2"/>BlueZ Librar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3.3 <text:s text:c="2"/>MySQL Librar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3.4 <text:s text:c="2"/>GTK Librar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6">2.4.3.5 <text:s text:c="2"/>GNOKII with configured gnokiirc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2.5 <text:s text:c="2"/>Other Non Functional Requiremen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5.1 <text:s text:c="2"/>Preformnce Requiremen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2.5.2 <text:s text:c="2"/>Security Requiremen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3">Chapter 3: Desig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1 <text:s text:c="2"/>Database Schema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2 <text:s text:c="2"/>E-R Diagram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3 <text:s text:c="2"/>omniPresence Command Central (O.P.C.C.)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3.3.1 <text:s text:c="2"/>Menu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3.3.2 <text:s text:c="2"/>Command Line Processing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3.3.3 <text:s text:c="2"/>Registr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4 <text:s text:c="2"/>Phase1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>3.4.1 <text:s text:c="2"/>Real Timer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5 <text:s text:c="2"/>Phase2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3.6 <text:s text:c="2"/>Phase3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3">Chapter 4: Work Flow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4.1 <text:s text:c="2"/>Work Flow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3">Chapter 5: User Manual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5.1 <text:s text:c="2"/>Minimum Software Requiremen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5.2 <text:s text:c="2"/>Minimum Hardware Requirements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4">5.3 <text:s text:c="2"/>Installation</text:p>
          </table:table-cell>
          <table:table-cell table:style-name="Contents.B8" office:value-type="string">
            <text:p text:style-name="Table_20_Contents"/>
          </table:table-cell>
        </table:table-row>
        <text:soft-page-break/>
        <table:table-row>
          <table:table-cell table:style-name="Contents.A2" office:value-type="string">
            <text:p text:style-name="P3">Chapter 6: Conclusion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3">Chapter 7: Bibliography</text:p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  <table:table-row>
          <table:table-cell table:style-name="Contents.A2" office:value-type="string">
            <text:p text:style-name="P5"/>
          </table:table-cell>
          <table:table-cell table:style-name="Contents.B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12-03T06:12:17</meta:creation-date>
    <dc:date>2008-12-03T09:03:36</dc:date>
    <meta:editing-cycles>18</meta:editing-cycles>
    <meta:editing-duration>PT1H52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05" meta:word-count="344" meta:character-count="2512"/>
  </office:meta>
</office:document-meta>
</file>